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e78a" officeooo:paragraph-rsid="000ce7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e78a" officeooo:paragraph-rsid="000ce78a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78a" officeooo:paragraph-rsid="0012af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78a" officeooo:paragraph-rsid="0013a47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78a" officeooo:paragraph-rsid="000ce78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78a" officeooo:paragraph-rsid="001188e5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0ce78a" officeooo:paragraph-rsid="001188e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3a47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ce78a" officeooo:paragraph-rsid="0013a47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e78a" officeooo:paragraph-rsid="0013a47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e78a" officeooo:paragraph-rsid="001752b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etter-spacing="normal" fo:font-style="normal" style:text-underline-style="none" fo:font-weight="normal" officeooo:rsid="000ce78a" officeooo:paragraph-rsid="001752b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paragraph-rsid="00182410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officeooo:rsid="000ce78a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fo:letter-spacing="normal" fo:font-style="normal" style:font-style-asian="normal" style:font-style-complex="normal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fo:letter-spacing="normal" fo:font-style="normal" style:text-underline-style="none" officeooo:rsid="000ce78a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cccccc" loext:opacity="100%" style:font-name="Droid Sans Mono" fo:font-size="10.5pt" fo:background-color="#1f1f1f" loext:char-shading-value="0"/>
    </style:style>
    <style:style style:name="T8" style:family="text">
      <style:text-properties fo:color="#4ec9b0" loext:opacity="100%"/>
    </style:style>
    <style:style style:name="T9" style:family="text">
      <style:text-properties fo:color="#4ec9b0" loext:opacity="100%" fo:letter-spacing="normal" fo:font-style="normal" style:text-underline-style="none" officeooo:rsid="000ce78a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4ec9b0" loext:opacity="100%" fo:background-color="#1f1f1f" loext:char-shading-value="0"/>
    </style:style>
    <style:style style:name="T11" style:family="text">
      <style:text-properties fo:color="#4ec9b0" loext:opacity="100%" style:font-name="Droid Sans Mono" fo:font-size="10.5pt" fo:background-color="#1f1f1f" loext:char-shading-value="0"/>
    </style:style>
    <style:style style:name="T12" style:family="text">
      <style:text-properties fo:color="#4ec9b0" loext:opacity="100%" style:font-name="Droid Sans Mono" fo:font-size="10.5pt" fo:letter-spacing="normal" fo:font-style="normal" style:text-underline-style="none" officeooo:rsid="000ce78a" fo:background-color="#1f1f1f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dcdcaa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fo:background-color="#1f1f1f" loext:char-shading-value="0"/>
    </style:style>
    <style:style style:name="T16" style:family="text">
      <style:text-properties fo:color="#9cdcfe" loext:opacity="100%" style:font-name="Droid Sans Mono" fo:font-size="10.5pt" fo:background-color="#1f1f1f" loext:char-shading-value="0"/>
    </style:style>
    <style:style style:name="T17" style:family="text">
      <style:text-properties fo:color="#d4d4d4" loext:opacity="100%"/>
    </style:style>
    <style:style style:name="T18" style:family="text">
      <style:text-properties fo:color="#b5cea8" loext:opacity="100%"/>
    </style:style>
    <style:style style:name="T19" style:family="text">
      <style:text-properties fo:color="#6a9955" loext:opacity="100%"/>
    </style:style>
    <style:style style:name="T20" style:family="text">
      <style:text-properties fo:letter-spacing="normal" fo:font-style="normal" style:text-underline-style="none" officeooo:rsid="000ce78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background-color="#1f1f1f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Fundamentals – Assignment 02</text:p>
      <text:p text:style-name="P2">------------------------------------------------------------------------------------------</text:p>
      <text:p text:style-name="P5">01.Elucidate the following concepts: 'Statically Typed Language', 'Dynamically Typed Language' 'Strongly Typed Language', and 'Loosely Typed Language'? Also, into which of these categories would Java fall?”</text:p>
      <text:p text:style-name="P5"/>
      <text:p text:style-name="P5">Statically Typed Language -&gt; <text:span text:style-name="T3">These type <text:s/>of languages performing the Type checking at the Compile Time.</text:span></text:p>
      <text:p text:style-name="P6">Dynamically Typed Language -&gt; <text:span text:style-name="T3">These type of languages performing their Type checking at the Run Time.</text:span></text:p>
      <text:p text:style-name="P6">Strongly Typed Language<text:span text:style-name="T3"> -&gt; These type of languages consider about their type very strictly.</text:span></text:p>
      <text:p text:style-name="P6"><text:span text:style-name="T3">As an Example you can not assign a String value to a Integer type variable.</text:span></text:p>
      <text:p text:style-name="P6">Loosely Typed Language<text:span text:style-name="T3"> -&gt; This is the opposite of Strongly typed languages. In these type of languages you did not need to mentioned the type of your variables.</text:span></text:p>
      <text:p text:style-name="P6"><text:span text:style-name="T3"/></text:p>
      <text:list xml:id="list3679949972" text:style-name="L1">
        <text:list-item>
          <text:p text:style-name="P7"><text:span text:style-name="T3">Java is a both Statically and Dynamically typed Language. It is also in the category of Strongly Typed Language.</text:span></text:p>
        </text:list-item>
      </text:list>
      <text:p text:style-name="P6"><text:span text:style-name="T3"/></text:p>
      <text:p text:style-name="P6"><text:span text:style-name="T3">////////////////////////////////////////////////////////////////////////////////////////////////////////////////////////////////////////////////</text:span></text:p>
      <text:p text:style-name="P6">2. "Could you clarify the meanings of 'Case Sensitive', 'Case Insensitive', and Case Sensitive-Insensitive' as they relate to programming languages with some <text:s/>examples? Furthermore, how would you classify Java in relation to these terms?”</text:p>
      <text:p text:style-name="P6"/>
      <text:p text:style-name="P3">Case Sensitive Programming Languages means they treated the lower case and upper case letters as distinct. For examples : C , C++ , Java , C# , Python</text:p>
      <text:p text:style-name="P3"/>
      <text:p text:style-name="P4">Case Insensitive Programming Languages means they treated the lower case and upper case letters as equivalent. For examples : ABAP , BASICs , SQL , Fortran</text:p>
      <text:p text:style-name="P4"/>
      <text:p text:style-name="P8"><text:span text:style-name="T2">Some other programming languages the case sensitivity is varying. For a example PHP is a that kind of language. In this language variable names are case sensitive but function names are not case sensitive. </text:span></text:p>
      <text:p text:style-name="P8"><text:span text:style-name="T2"/></text:p>
      <text:p text:style-name="P8"><text:span text:style-name="T2">Java is a case-sensitive programming language.</text:span></text:p>
      <text:p text:style-name="P8"><text:span text:style-name="T2"/></text:p>
      <text:p text:style-name="P9"><text:span text:style-name="T3">////////////////////////////////////////////////////////////////////////////////////////////////////////////////////////////////////////////////</text:span></text:p>
      <text:p text:style-name="P9">3. Explain the concept of Identity Conversion in Java? Please provide two examples to substantiate your explanation.</text:p>
      <text:p text:style-name="P9"/>
      <text:p text:style-name="P10">Assigning two instance of same type is Identity Conversion.</text:p>
      <text:p text:style-name="P10"/>
      <text:p text:style-name="P12">It is always permitted for an expression to have the desired type to begin with, thus allowing the simply stated rule that every expression is subject to conversion, if only a trivial identity conversion.</text:p>
      <text:p text:style-name="P11"><text:span text:style-name="T4"/></text:p>
      <text:p text:style-name="P13"><text:span text:style-name="T20">It implies that it is permitted for a program to include redundant cast operators for the sake of clarity.</text:span></text:p>
      <text:p text:style-name="P13"><text:span text:style-name="T12"/></text:p>
      <text:p text:style-name="P13"><text:span text:style-name="T11">int</text:span><text:span text:style-name="T7"> </text:span><text:span text:style-name="T16">i1</text:span><text:span text:style-name="T7">;</text:span></text:p>
      <text:p text:style-name="P14"><text:span text:style-name="T8">int</text:span> <text:span text:style-name="T14">i2</text:span> <text:span text:style-name="T17">=</text:span> <text:span text:style-name="T18">100</text:span>;</text:p>
      <text:p text:style-name="P14"><text:span text:style-name="T14">i1</text:span> <text:span text:style-name="T17">=</text:span> <text:span text:style-name="T14">i2</text:span>; <text:span text:style-name="T19">// Identity Conversion</text:span></text:p>
      <text:p text:style-name="P14"><text:span text:style-name="T14">i1</text:span> <text:span text:style-name="T17">=</text:span> (<text:span text:style-name="T8">Integer</text:span>) <text:span text:style-name="T14">i2</text:span>; <text:span text:style-name="T19">// Casting</text:span></text:p>
      <text:p text:style-name="P14"><text:soft-page-break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07:35.737109042</meta:creation-date>
    <dc:date>2023-07-31T10:24:56.543177852</dc:date>
    <meta:editing-duration>PT7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367" meta:character-count="2627" meta:non-whitespace-character-count="2281"/>
  </office:meta>
</office:document-meta>
</file>